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1.291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 itm_beorn_heavy_ba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 itm_beorn_heavy_ba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_good,itm_beorn_padded_bad,itm_beorn_berserk_bad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_good,itm_beorn_padded_bad,itm_beorn_berserk_bad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padded, itm_beorn_berserk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padded, itm_beorn_berserk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41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67" office:value-type="string" calcext:value-type="string">
            <text:p>Char 1</text:p>
          </table:table-cell>
          <table:table-cell table:style-name="ce67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2</text:p>
          </table:table-cell>
          <table:table-cell table:style-name="ce67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3</text:p>
          </table:table-cell>
          <table:table-cell table:style-name="ce67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4</text:p>
          </table:table-cell>
          <table:table-cell table:style-name="ce67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5</text:p>
          </table:table-cell>
          <table:table-cell table:style-name="ce67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6</text:p>
          </table:table-cell>
          <table:table-cell table:style-name="ce67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7</text:p>
          </table:table-cell>
          <table:table-cell table:style-name="ce67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 style:data-style-name="N2" text:time-value="12:25:53.40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4-21T12:27:29.811000000</dc:date>
    <meta:editing-cycles>389</meta:editing-cycles>
    <meta:editing-duration>P5DT2H46M34S</meta:editing-duration>
    <meta:document-statistic meta:table-count="2" meta:cell-count="7111" meta:object-count="0"/>
  </office:meta>
</office:document-meta>
</file>